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10" style:family="graphic" style:parent-style-name="objectwithoutfill">
      <style:graphic-properties draw:stroke="dash" draw:stroke-dash="_33__20_Dashes_20_3_20_Dots_20__28_var_29_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end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72cm" svg:height="2.794cm" svg:x="2.143cm" svg:y="12.684cm">
          <text:p text:style-name="P1"><text:span text:style-name="T1">View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2" xml:id="id1" draw:id="id1" draw:layer="layout" svg:width="5.08cm" svg:height="2.794cm" svg:x="11.796cm" svg:y="5.907cm">
          <text:p text:style-name="P1"><text:span text:style-name="T1">Controller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.445cm" svg:height="4.064cm" svg:x="21.823cm" svg:y="12.862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curve" draw:line-skew="-1.361cm" svg:x1="5.237cm" svg:y1="12.678cm" svg:x2="11.796cm" svg:y2="7.304cm" draw:end-shape="id1" draw:end-glue-point="5" svg:d="m5237 12678c2502 0-777-5374 6559-5374">
          <svg:title>User did something</svg:title>
          <text:p text:style-name="P1"><text:span text:style-name="T2">(1)</text:span><text:span text:style-name="T3"> User </text:span><text:span text:style-name="T3"><text:line-break/></text:span><text:span text:style-name="T3">Input/Request</text:span></text:p>
        </draw:connector>
        <draw:connector draw:style-name="gr4" draw:text-style-name="P1" draw:layer="layout" draw:type="curve" svg:x1="16.876cm" svg:y1="7.304cm" svg:x2="24.046cm" svg:y2="12.862cm" draw:start-shape="id1" draw:start-glue-point="7" draw:end-shape="id2" draw:end-glue-point="4" svg:d="m16876 7304c4780 0 7170 1852 7170 5558">
          <text:p text:style-name="P1"><text:span text:style-name="T2">(2)</text:span><text:span text:style-name="T4"> </text:span>Change your State</text:p>
        </draw:connector>
        <draw:connector draw:style-name="gr4" draw:text-style-name="P5" draw:layer="layout" draw:type="curve" svg:x1="14.336cm" svg:y1="8.701cm" svg:x2="6.715cm" svg:y2="14.081cm" draw:start-shape="id1" draw:start-glue-point="2" draw:end-shape="id3" draw:end-glue-point="1" svg:d="m14336 8701c0 3587-2540 5380-7621 5380">
          <text:p text:style-name="P4"><text:span text:style-name="T4"><text:line-break/></text:span><text:span text:style-name="T4"><text:line-break/></text:span><text:span text:style-name="T2">(3)</text:span><text:span text:style-name="T5"> </text:span><text:span text:style-name="T6">Change</text:span><text:span text:style-name="T5"><text:line-break/></text:span><text:span text:style-name="T5">your display</text:span></text:p>
        </draw:connector>
        <draw:connector draw:style-name="gr4" draw:text-style-name="P6" draw:layer="layout" draw:type="curve" svg:x1="21.823cm" svg:y1="14.894cm" svg:x2="4.429cm" svg:y2="15.478cm" draw:start-shape="id2" draw:start-glue-point="5" draw:end-shape="id3" draw:end-glue-point="2" svg:d="m21823 14894c-11331 0-9442 543-10958 878s-6436 459-6436-294">
          <text:p text:style-name="P1"><text:span text:style-name="T4"><text:line-break/></text:span><text:span text:style-name="T4"><text:line-break/></text:span><text:span text:style-name="T2">(4)</text:span><text:span text:style-name="T5"> I've </text:span><text:span text:style-name="T5"><text:line-break/></text:span><text:span text:style-name="T5">Changed</text:span></text:p>
        </draw:connector>
        <draw:connector draw:style-name="gr4" draw:text-style-name="P6" draw:layer="layout" draw:type="curve" svg:x1="4.429cm" svg:y1="15.478cm" svg:x2="24.045cm" svg:y2="16.926cm" draw:start-shape="id3" draw:start-glue-point="2" draw:end-shape="id2" draw:end-glue-point="2" svg:d="m4429 15478c0 2925 19616 2201 19616 1448">
          <text:p text:style-name="P1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2">(5)</text:span><text:span text:style-name="T4"> </text:span><text:span text:style-name="T5">I need your</text:span><text:span text:style-name="T5"><text:line-break/></text:span><text:span text:style-name="T5">state information</text:span></text:p>
        </draw:connector>
        <draw:custom-shape draw:style-name="gr5" draw:text-style-name="P2" draw:layer="layout" svg:width="7.874cm" svg:height="2.54cm" svg:x="10.058cm" svg:y="1cm">
          <text:p text:style-name="P1"><text:span text:style-name="T1">Traditional MVC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1.27cm" svg:x="0.503cm" svg:y="9.384cm">
          <text:p text:style-name="P1">Composite</text:p>
          <draw:enhanced-geometry svg:viewBox="0 0 21600 21600" draw:glue-points="10800 0 3160 3160 0 10800 3160 18440 10800 21600 18440 18440 21600 10800 18440 3160 ?f14 ?f15" draw:text-areas="3200 3200 18400 18400" draw:type="round-callout" draw:modifiers="16301.4492753623 60058.53658536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" draw:layer="layout" svg:width="6.919cm" svg:height="1.651cm" svg:x="16.23cm" svg:y="3.742cm">
          <text:p text:style-name="P1">Strategy</text:p>
          <draw:enhanced-geometry svg:viewBox="0 0 21600 21600" draw:glue-points="10800 0 3160 3160 0 10800 3160 18440 10800 21600 18440 18440 21600 10800 18440 3160 ?f14 ?f15" draw:text-areas="3200 3200 18400 18400" draw:type="round-callout" draw:modifiers="518.150289017341 34727.3607748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" draw:layer="layout" svg:width="5.08cm" svg:height="1.651cm" svg:x="21.161cm" svg:y="19.802cm">
          <text:p text:style-name="P1">Observer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124.5424129108 -46586.44067796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" draw:text-style-name="P2" xml:id="id7" draw:id="id7" draw:layer="layout" svg:width="4.572cm" svg:height="2.794cm" svg:x="1.635cm" svg:y="13.192cm">
          <text:p text:style-name="P1"><text:span text:style-name="T1">View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2" xml:id="id5" draw:id="id5" draw:layer="layout" svg:width="5.08cm" svg:height="2.794cm" svg:x="20.11cm" svg:y="13.171cm">
          <text:p text:style-name="P1"><text:span text:style-name="T1">Controller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.445cm" svg:height="4.064cm" svg:x="11.773cm" svg:y="24.054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curve" svg:x1="17.043cm" svg:y1="7.223cm" svg:x2="22.65cm" svg:y2="13.171cm" draw:start-shape="id4" draw:start-glue-point="7" draw:end-shape="id5" draw:end-glue-point="0" svg:d="m17043 7223c3738 0 5607 1982 5607 5948">
          <svg:title>User did something</svg:title>
          <text:p text:style-name="P1"><text:span text:style-name="T2">(1)</text:span><text:span text:style-name="T3"> User </text:span><text:span text:style-name="T3"><text:line-break/></text:span><text:span text:style-name="T3">Input/Request</text:span></text:p>
        </draw:connector>
        <draw:connector draw:style-name="gr4" draw:text-style-name="P7" draw:layer="layout" draw:type="curve" svg:x1="25.19cm" svg:y1="14.568cm" svg:x2="16.218cm" svg:y2="26.086cm" draw:start-shape="id5" draw:start-glue-point="7" draw:end-shape="id6" draw:end-glue-point="7" svg:d="m25190 14568c753 0 5239 11518-8972 11518">
          <text:p text:style-name="P7"><text:span text:style-name="T2">(2)</text:span><text:span text:style-name="T4"> </text:span>Change <text:line-break/>your State</text:p>
        </draw:connector>
        <draw:connector draw:style-name="gr4" draw:text-style-name="P5" draw:layer="layout" draw:type="curve" svg:x1="20.11cm" svg:y1="14.568cm" svg:x2="6.207cm" svg:y2="14.589cm" draw:start-shape="id5" draw:end-shape="id7" draw:end-glue-point="1" svg:d="m20110 14568c-10426 0-3475 21-13903 21">
          <text:p text:style-name="P4"><text:span text:style-name="T4"><text:line-break/></text:span><text:span text:style-name="T4"><text:line-break/></text:span><text:span text:style-name="T2">(4)</text:span><text:span text:style-name="T5"> </text:span><text:span text:style-name="T6">Update</text:span><text:span text:style-name="T5"><text:line-break/></text:span><text:span text:style-name="T5">your display,</text:span><text:span text:style-name="T5"><text:line-break/></text:span><text:span text:style-name="T5"> here's the new model</text:span></text:p>
        </draw:connector>
        <draw:connector draw:style-name="gr4" draw:text-style-name="P6" draw:layer="layout" draw:type="curve" svg:x1="13.995cm" svg:y1="24.054cm" svg:x2="22.65cm" svg:y2="15.965cm" draw:start-shape="id6" draw:end-shape="id5" draw:end-glue-point="2" svg:d="m13995 24054c0-6066 8655-2022 8655-8089">
          <text:p text:style-name="P1"><text:span text:style-name="T4"><text:line-break/></text:span><text:span text:style-name="T4"><text:line-break/></text:span><text:span text:style-name="T2">(3)</text:span><text:span text:style-name="T5"> Okay, I've </text:span><text:span text:style-name="T5"><text:line-break/></text:span><text:span text:style-name="T5">Changed</text:span></text:p>
        </draw:connector>
        <draw:custom-shape draw:style-name="gr5" draw:text-style-name="P2" draw:layer="layout" svg:width="6.441cm" svg:height="2.54cm" svg:x="10.775cm" svg:y="1cm">
          <text:p text:style-name="P1"><text:span text:style-name="T1">MVC 2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2" xml:id="id4" draw:id="id4" draw:layer="layout" svg:width="6.096cm" svg:height="4.826cm" svg:x="10.947cm" svg:y="4.81cm">
          <text:p text:style-name="P1"><text:span text:style-name="T1">Web</text:span><text:span text:style-name="T1"><text:line-break/></text:span><text:span text:style-name="T1">Browser</text:span></text:p>
          <draw:enhanced-geometry svg:viewBox="0 0 21600 21600" draw:extrusion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.921cm" svg:y1="13.192cm" svg:x2="10.947cm" svg:y2="7.223cm" draw:start-shape="id7" draw:start-glue-point="0" draw:end-shape="id4" draw:end-glue-point="5" svg:d="m3921 13192c0-3980 2342-5969 7026-5969">
          <text:p text:style-name="P1"><text:span text:style-name="T2">(5)</text:span><text:span text:style-name="T4"> </text:span>Here's <text:line-break/>a new page to display</text:p>
        </draw:connector>
      </draw:page>
      <draw:page draw:name="page3" draw:style-name="dp1" draw:master-page-name="Default">
        <draw:custom-shape draw:style-name="gr1" draw:text-style-name="P2" xml:id="id11" draw:id="id11" draw:layer="layout" svg:width="4.446cm" svg:height="3.81cm" svg:x="1.762cm" svg:y="13.192cm">
          <text:p text:style-name="P1"><text:span text:style-name="T1">JSP/</text:span><text:span text:style-name="T1"><text:line-break/></text:span><text:span text:style-name="T1">HTML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2" xml:id="id9" draw:id="id9" draw:layer="layout" svg:width="5.08cm" svg:height="2.794cm" svg:x="21.096cm" svg:y="13.794cm">
          <text:p text:style-name="P1"><text:span text:style-name="T1">Servlet/</text:span><text:span text:style-name="T1"><text:line-break/></text:span><text:span text:style-name="T1">Controller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4.445cm" svg:height="4.078cm" svg:x="1.889cm" svg:y="22.576cm">
          <text:p text:style-name="P1"><text:span text:style-name="T1"><text:line-break/></text:span><text:span text:style-name="T1">Bea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curve" svg:x1="17.043cm" svg:y1="7.223cm" svg:x2="23.636cm" svg:y2="13.794cm" draw:start-shape="id8" draw:start-glue-point="7" draw:end-shape="id9" draw:end-glue-point="0" svg:d="m17043 7223c4396 0 6593 2190 6593 6571">
          <svg:title>User did something</svg:title>
          <text:p text:style-name="P1"><text:span text:style-name="T2">(1) </text:span><text:span text:style-name="T3">HTTP Request</text:span></text:p>
        </draw:connector>
        <draw:connector draw:style-name="gr4" draw:text-style-name="P7" draw:layer="layout" draw:type="curve" draw:line-skew="-0.689cm" svg:x1="26.176cm" svg:y1="15.191cm" svg:x2="6.334cm" svg:y2="24.615cm" draw:start-shape="id9" draw:start-glue-point="7" draw:end-shape="id10" draw:end-glue-point="7" svg:d="m26176 15191c-280 0 9640 9424-19842 9424">
          <text:p text:style-name="P7"><text:span text:style-name="T2">(2)</text:span><text:span text:style-name="T4"> </text:span><text:span text:style-name="T5">Instantiates</text:span><text:span text:style-name="T5"><text:line-break/></text:span><text:span text:style-name="T5">Bean</text:span></text:p>
        </draw:connector>
        <draw:connector draw:style-name="gr4" draw:text-style-name="P5" draw:layer="layout" draw:type="curve" svg:x1="21.096cm" svg:y1="15.191cm" svg:x2="6.208cm" svg:y2="15.097cm" draw:start-shape="id9" draw:end-shape="id11" draw:end-glue-point="1" svg:d="m21096 15191c-11164 0-3721-94-14888-94">
          <text:p text:style-name="P4"><text:span text:style-name="T4"><text:line-break/></text:span><text:span text:style-name="T4"><text:line-break/></text:span><text:span text:style-name="T2">(4)</text:span><text:span text:style-name="T5"> </text:span><text:span text:style-name="T6">Update</text:span><text:span text:style-name="T5"><text:line-break/></text:span><text:span text:style-name="T5">your display,</text:span><text:span text:style-name="T5"><text:line-break/></text:span><text:span text:style-name="T5"> here's the new model/bean</text:span></text:p>
        </draw:connector>
        <draw:connector draw:style-name="gr4" draw:text-style-name="P6" draw:layer="layout" draw:type="curve" svg:x1="4.111cm" svg:y1="22.576cm" svg:x2="23.636cm" svg:y2="16.588cm" draw:start-shape="id10" draw:end-shape="id9" draw:end-glue-point="2" svg:d="m4111 22576c0-4489 19525-1496 19525-5988">
          <text:p text:style-name="P1"><text:span text:style-name="T2">(3)</text:span><text:span text:style-name="T5"> Okay, I've </text:span><text:span text:style-name="T5"><text:line-break/></text:span><text:span text:style-name="T5">Changed</text:span></text:p>
        </draw:connector>
        <draw:custom-shape draw:style-name="gr5" draw:text-style-name="P2" draw:layer="layout" svg:width="8.346cm" svg:height="2.54cm" svg:x="9.822cm" svg:y="1cm">
          <text:p text:style-name="P1"><text:span text:style-name="T1">MVC 2 and JEE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2" xml:id="id8" draw:id="id8" draw:layer="layout" svg:width="6.096cm" svg:height="4.826cm" svg:x="10.947cm" svg:y="4.81cm">
          <text:p text:style-name="P1"><text:span text:style-name="T1">Web</text:span><text:span text:style-name="T1"><text:line-break/></text:span><text:span text:style-name="T1">Browser</text:span></text:p>
          <draw:enhanced-geometry svg:viewBox="0 0 21600 21600" draw:extrusion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.985cm" svg:y1="13.192cm" svg:x2="10.947cm" svg:y2="7.223cm" draw:start-shape="id11" draw:start-glue-point="0" draw:end-shape="id8" draw:end-glue-point="5" svg:d="m3985 13192c0-3980 2320-5969 6962-5969">
          <text:p text:style-name="P1"><text:span text:style-name="T2">(5)</text:span><text:span text:style-name="T4"> </text:span><text:span text:style-name="T5">HTTP Response</text:span></text:p>
        </draw:connector>
        <draw:custom-shape draw:style-name="gr7" draw:text-style-name="P1" xml:id="id12" draw:id="id12" draw:layer="layout" svg:width="6.477cm" svg:height="2.794cm" svg:x="18.781cm" svg:y="24.634cm">
          <text:p text:style-name="P1"><text:span text:style-name="T7">Model/DB/</text:span><text:span text:style-name="T7"><text:line-break/></text:span><text:span text:style-name="T7">Biz logic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" draw:layer="layout" draw:type="curve" svg:x1="4.112cm" svg:y1="26.413cm" svg:x2="18.781cm" svg:y2="26.031cm" draw:start-shape="id10" draw:start-glue-point="6" draw:end-shape="id12" draw:end-glue-point="6" svg:d="m4112 26413c0 1114 4223 928 5556 555s-223-937 9113-937">
          <text:p/>
        </draw:connector>
      </draw:page>
      <draw:page draw:name="page4" draw:style-name="dp1" draw:master-page-name="Default">
        <draw:custom-shape draw:style-name="gr3" draw:text-style-name="P2" draw:layer="layout" svg:width="4.445cm" svg:height="4.078cm" svg:x="3.175cm" svg:y="13.067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446cm" svg:height="3.81cm" svg:x="17.398cm" svg:y="20.574cm">
          <text:p text:style-name="P1"><text:span text:style-name="T1">JSP/</text:span><text:span text:style-name="T1"><text:line-break/></text:span><text:span text:style-name="T1">HTML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2" draw:layer="layout" svg:width="4.446cm" svg:height="3.81cm" svg:x="17.526cm" svg:y="15.494cm">
          <text:p text:style-name="P1"><text:span text:style-name="T1">JSP/</text:span><text:span text:style-name="T1"><text:line-break/></text:span><text:span text:style-name="T1">HTML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2" draw:layer="layout" svg:width="4.446cm" svg:height="3.81cm" svg:x="17.652cm" svg:y="10.287cm">
          <text:p text:style-name="P1"><text:span text:style-name="T1">JSP/</text:span><text:span text:style-name="T1"><text:line-break/></text:span><text:span text:style-name="T1">HTML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2" draw:layer="layout" svg:width="4.446cm" svg:height="3.81cm" svg:x="17.652cm" svg:y="5.08cm">
          <text:p text:style-name="P1"><text:span text:style-name="T1">JSP/</text:span><text:span text:style-name="T1"><text:line-break/></text:span><text:span text:style-name="T1">HTML</text:span></text:p>
          <draw:enhanced-geometry svg:viewBox="0 0 21600 21600" draw:path-stretchpoint-x="11000" draw:path-stretchpoint-y="10800" draw:text-areas="?f0 ?f0 ?f3 ?f12" draw:type="vertical-scroll" draw:modifiers="2835.6564019448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1" draw:layer="layout" svg:x1="7.62cm" svg:y1="14.986cm" svg:x2="18.161cm" svg:y2="7.112cm">
          <text:p/>
        </draw:line>
        <draw:line draw:style-name="gr10" draw:text-style-name="P1" draw:layer="layout" svg:x1="7.62cm" svg:y1="14.986cm" svg:x2="18.161cm" svg:y2="12.065cm">
          <text:p/>
        </draw:line>
        <draw:line draw:style-name="gr10" draw:text-style-name="P1" draw:layer="layout" svg:x1="7.747cm" svg:y1="14.986cm" svg:x2="18.034cm" svg:y2="17.526cm">
          <text:p/>
        </draw:line>
        <draw:line draw:style-name="gr10" draw:text-style-name="P1" draw:layer="layout" svg:x1="7.62cm" svg:y1="14.986cm" svg:x2="18.034cm" svg:y2="22.86cm">
          <text:p/>
        </draw:line>
        <draw:polygon draw:style-name="gr11" draw:text-style-name="P1" draw:layer="layout" svg:width="18.327cm" svg:height="20.701cm" draw:transform="rotate (-0.614704962552403) translate (18.00239880825cm 1.13524875023334cm)" svg:viewBox="0 0 18328 20702" draw:points="2215,0 7501,0 18328,14898 16766,19731 10767,20702 0,5450 2215,0 2288,104">
          <text:p/>
        </draw:polygon>
        <draw:polygon draw:style-name="gr11" draw:text-style-name="P1" draw:layer="layout" svg:width="8.746cm" svg:height="8.587cm" draw:transform="rotate (-2.46684836476878) translate (11.4331011994892cm 16.4821057797954cm)" svg:viewBox="0 0 8747 8588" draw:points="1428,8588 5494,8588 8747,4522 6783,674 3094,0 0,3868 1507,848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8.1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hana </meta:initial-creator>
    <meta:creation-date>2013-07-03T15:30:37</meta:creation-date>
    <meta:generator>LibreOffice/3.6$Linux_x86 LibreOffice_project/360m1$Build-2</meta:generator>
    <dc:date>2013-07-03T19:45:55</dc:date>
    <dc:creator>Dhana </dc:creator>
    <meta:editing-duration>PT3H48M20S</meta:editing-duration>
    <meta:editing-cycles>34</meta:editing-cycles>
    <meta:document-statistic meta:object-count="45"/>
  </office:meta>
</office:document-meta>
</file>